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1" svg:font-family="'Noto Sans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margin-left="0cm" fo:margin-right="0cm" fo:text-indent="1.251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1.251cm" fo:margin-right="0cm" fo:text-indent="1.251cm" style:auto-text-indent="false"/>
    </style:style>
    <style:style style:name="P4" style:family="paragraph" style:parent-style-name="Standard" style:master-page-name="MasterPage2">
      <style:paragraph-properties style:page-number="auto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1419d" officeooo:paragraph-rsid="0011419d"/>
    </style:style>
    <style:style style:name="P7" style:family="paragraph" style:parent-style-name="Standard">
      <style:paragraph-properties fo:margin-left="1.251cm" fo:margin-right="0cm" fo:text-indent="1.251cm" style:auto-text-indent="false"/>
    </style:style>
    <style:style style:name="P8" style:family="paragraph" style:parent-style-name="Standard">
      <style:paragraph-properties fo:margin-left="1.251cm" fo:margin-right="0cm" fo:text-indent="1.251cm" style:auto-text-indent="false"/>
      <style:text-properties officeooo:rsid="001476e9" officeooo:paragraph-rsid="001476e9"/>
    </style:style>
    <style:style style:name="T37" style:family="text">
      <style:text-properties officeooo:rsid="0011419d"/>
    </style:style>
    <style:style style:name="T38" style:family="text">
      <style:text-properties officeooo:rsid="0012c1aa"/>
    </style:style>
    <style:style style:name="T39" style:family="text">
      <style:text-properties officeooo:rsid="001333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>R&amp;C 5/25 marks</text:p>
      <text:p text:style-name="Standard"/>
      <text:p text:style-name="Standard">Context</text:p>
      <text:p text:style-name="P1">The Queensland Water alliance requires a water tower to be built and easily portable to remote areas of Queensland. It is required to be stable, cost-efficient and easy to build.</text:p>
      <text:p text:style-name="P2"/>
      <text:p text:style-name="P6">Aim </text:p>
      <text:p text:style-name="P6"><text:tab/>The aim of this report is to design and construct a solution for the base of a water tower to ensure that the tower supports the mass of the required tower</text:p>
      <text:p text:style-name="Standard"/>
      <text:p text:style-name="P2">Success Criteria</text:p>
      <text:p text:style-name="Standard"><text:tab/>The water is position on level ground</text:p>
      <text:p text:style-name="Standard"><text:tab/>12000L tank is 2.5 m in diameter</text:p>
      <text:p text:style-name="Standard"><text:tab/>12 m high</text:p>
      <text:p text:style-name="Standard"><text:tab/>No larger than 3 x 3 m</text:p>
      <text:p text:style-name="Standard">Prototype</text:p>
      <text:p text:style-name="Standard"><text:tab/>Hold 40kg </text:p>
      <text:p text:style-name="Standard"><text:tab/>Use less than 10 lengths of 915*6*6</text:p>
      <text:p text:style-name="Standard"><text:tab/>1:30 Balsa wood prototype needs to be drawn designed and constructed</text:p>
      <text:p text:style-name="Standard"/>
      <text:p text:style-name="Standard">- Research</text:p>
      <text:p text:style-name="Standard"><text:tab/>- Engineering technology </text:p>
      <text:p text:style-name="Standard"><text:tab/><text:tab/>Triangles are good for distributing force when pushed on its points, making it good for designing objects under strain.</text:p>
      <text:p text:style-name="Standard"><text:tab/>- Mechanics </text:p>
      <text:p text:style-name="Standard"><text:tab/><text:tab/><text:span text:style-name="T37">The tower needs to support high amounts of compressive and tensile forces in the individual braces, Cross braces will also need to be implemented to reduce the deflective forces.</text:span></text:p>
      <text:p text:style-name="Standard"><text:tab/>- Materials</text:p>
      <text:p text:style-name="Standard"><text:tab/><text:tab/>Water towers are required to be built of non-porous (materials that don’t let water through); <text:span text:style-name="T38">They also require materials that don’t rust, </text:span><text:span text:style-name="T39">often using steel and other metals.</text:span></text:p>
      <text:p text:style-name="P3"/>
      <text:p text:style-name="P3">However the task requires that the prototypes be built of balsa wood due to its <text:span text:style-name="T39">portability and ability to manipulate. </text:span></text:p>
      <text:p text:style-name="P8">Balsa wood is also good due to it having a tensile strength of 1MPa</text:p>
      <text:p text:style-name="P3"/>
      <text:p text:style-name="Standard"><text:tab/></text:p>
      <text:p text:style-name="Standard"/>
      <text:p text:style-name="Standard">- Analysis</text:p>
      <text:p text:style-name="Standard"/>
      <text:p text:style-name="Standard">- Mathematics</text:p>
      <text:p text:style-name="Standard"><text:tab/>- Calculating material</text:p>
      <text:p text:style-name="Standard"><text:tab/>- Calculating average density of pieces</text:p>
      <text:p text:style-name="Standard"><text:tab/>- Calculating predicted mass</text:p>
      <text:p text:style-name="Standard"/>
      <text:p text:style-name="Standard">- Simulator and drawn designs</text:p>
      <text:p text:style-name="Standard"/>
      <text:p text:style-name="Standard">- Success criteria</text:p>
      <text:p text:style-name="Standard"/>
      <text:p text:style-name="Standard">Synthesis and evaluation </text:p>
      <text:p text:style-name="Standard">- Evaluate design</text:p>
      <text:p text:style-name="Standard">Evaluation and success criteria</text:p>
      <text:p text:style-name="Standard">Recommendations</text:p>
      <text:p text:style-name="Standard"/>
      <text:p text:style-name="Standard">Communication </text:p>
      <text:p text:style-name="Standard">Captioning images</text:p>
      <text:p text:style-name="Standard">Referencing properly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1" svg:font-family="'Noto Sans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en" fo:country="AU" style:font-name-asian="DejaVu Sans" style:font-size-asian="12pt" style:language-asian="none" style:country-asian="none" style:font-name-complex="Noto Sans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1" fo:font-size="10pt" fo:language="en" fo:country="A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Noto Sans" style:font-family-asian="'Noto Sans'" style:font-name-complex="FreeSans" style:font-family-complex="FreeSan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AU" style:font-name-asian="Noto Sans" style:font-family-asian="'Noto Sans'" style:font-name-complex="FreeSans" style:font-family-complex="FreeSans"/>
    </style:style>
    <style:style style:name="List" style:family="paragraph" style:parent-style-name="Text_20_body" style:class="list">
      <style:text-properties style:font-name-complex="FreeSans" style:font-family-complex="FreeSans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Default_20_Paragraph_20_Font" style:display-name="Default Paragraph Font" style:family="text"/>
    <style:style style:name="T1" style:family="text">
      <style:text-properties style:font-name="Arial" fo:font-family="Arial" style:font-name-asian="Arial" style:font-family-asian="Arial" style:font-name-complex="Arial" style:font-family-complex="Arial"/>
    </style:style>
    <style:style style:name="T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0" style:family="text">
      <style:text-properties style:font-name="Arial" fo:font-family="Arial" style:font-name-asian="Arial" style:font-family-asian="Arial" style:font-name-complex="Arial" style:font-family-complex="Arial"/>
    </style:style>
    <style:style style:name="T1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3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4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5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1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1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19" style:family="text">
      <style:text-properties style:font-name="Arial" fo:font-family="Arial" style:font-name-asian="Arial" style:font-family-asian="Arial" style:font-name-complex="Arial" style:font-family-complex="Arial"/>
    </style:style>
    <style:style style:name="T2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8" style:family="text">
      <style:text-properties style:font-name="Arial" fo:font-family="Arial" style:font-name-asian="Arial" style:font-family-asian="Arial" style:font-name-complex="Arial" style:font-family-complex="Arial"/>
    </style:style>
    <style:style style:name="T2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initial-creator/>
    <meta:creation-date/>
    <meta:editing-cycles>2</meta:editing-cycles>
    <meta:editing-duration>PT8M10S</meta:editing-duration>
    <dc:date>2022-04-28T07:47:39.701108487</dc:date>
    <meta:document-statistic meta:table-count="0" meta:image-count="0" meta:object-count="0" meta:page-count="2" meta:paragraph-count="38" meta:word-count="273" meta:character-count="1630" meta:non-whitespace-character-count="1366"/>
  </office:meta>
</office:document-meta>
</file>